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eeeeee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2" office:value-type="string" calcext:value-type="string">
            <text:p>Équip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zzas </text:p>
            <text:p>complètes </text:p>
            <text:p>(+10 pts)</text:p>
          </table:table-cell>
          <table:table-cell office:value-type="string" calcext:value-type="string">
            <text:p>Base de </text:p>
            <text:p>pizzas </text:p>
            <text:p>restantes (-4 pts)</text:p>
          </table:table-cell>
          <table:table-cell office:value-type="string" calcext:value-type="string">
            <text:p>Ingrédient </text:p>
            <text:p>restant (-1 pt)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3">
          <table:table-cell office:value-type="string" calcext:value-type="string">
            <text:p>Itération 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tération 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tération 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tération 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 style:data-style-name="N2" text:time-value="19:48:49.3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08:52:57.954985008</meta:creation-date>
    <meta:generator>LibreOffice/7.2.7.2$Windows_X86_64 LibreOffice_project/8d71d29d553c0f7dcbfa38fbfda25ee34cce99a2</meta:generator>
    <dc:date>2022-09-16T22:00:07.044000000</dc:date>
    <meta:editing-duration>PT1H53M40S</meta:editing-duration>
    <meta:editing-cycles>6</meta:editing-cycles>
    <meta:document-statistic meta:table-count="1" meta:cell-count="9" meta:object-count="0"/>
  </office:meta>
</office:document-meta>
</file>